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600000049B4D97D579BCFA3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8.309cm" svg:height="1.859cm" svg:x="1.004cm" svg:y="1.931cm">
          <draw:image xlink:href="Pictures/100000000000014600000049B4D97D579BCFA3B6.png" xlink:type="simple" xlink:show="embed" xlink:actuate="onLoad">
            <text:p/>
          </draw:image>
        </draw:frame>
        <draw:frame draw:style-name="gr2" draw:text-style-name="P2" draw:layer="layout" svg:width="1.637cm" svg:height="0.586cm" svg:x="1.1cm" svg:y="1.314cm">
          <draw:text-box>
            <text:p><text:span text:style-name="T1">段落樣式</text:span></text:p>
          </draw:text-box>
        </draw:frame>
        <draw:frame draw:style-name="gr2" draw:text-style-name="P2" draw:layer="layout" svg:width="1.637cm" svg:height="0.586cm" svg:x="2.3cm" svg:y="3.914cm">
          <draw:text-box>
            <text:p><text:span text:style-name="T1">字元樣式</text:span></text:p>
          </draw:text-box>
        </draw:frame>
        <draw:frame draw:style-name="gr2" draw:text-style-name="P2" draw:layer="layout" svg:width="1.637cm" svg:height="0.586cm" svg:x="3.563cm" svg:y="1.314cm">
          <draw:text-box>
            <text:p><text:span text:style-name="T1">外框樣式</text:span></text:p>
          </draw:text-box>
        </draw:frame>
        <draw:frame draw:style-name="gr2" draw:text-style-name="P2" draw:layer="layout" svg:width="1.637cm" svg:height="0.586cm" svg:x="5cm" svg:y="3.914cm">
          <draw:text-box>
            <text:p><text:span text:style-name="T1">頁面樣式</text:span></text:p>
          </draw:text-box>
        </draw:frame>
        <draw:frame draw:style-name="gr2" draw:text-style-name="P2" draw:layer="layout" svg:width="1.637cm" svg:height="0.586cm" svg:x="7.7cm" svg:y="3.914cm">
          <draw:text-box>
            <text:p><text:span text:style-name="T1">表格樣式</text:span></text:p>
          </draw:text-box>
        </draw:frame>
        <draw:frame draw:style-name="gr2" draw:text-style-name="P2" draw:layer="layout" svg:width="1.637cm" svg:height="0.586cm" svg:x="6.4cm" svg:y="1.314cm">
          <draw:text-box>
            <text:p><text:span text:style-name="T1">清單樣式</text:span></text:p>
          </draw:text-box>
        </draw:frame>
        <draw:line draw:style-name="gr3" draw:text-style-name="P3" draw:layer="layout" svg:x1="1.9cm" svg:y1="1.8cm" svg:x2="1.9cm" svg:y2="2.2cm">
          <text:p/>
        </draw:line>
        <draw:line draw:style-name="gr3" draw:text-style-name="P3" draw:layer="layout" svg:x1="4.5cm" svg:y1="1.8cm" svg:x2="4.5cm" svg:y2="2.2cm">
          <text:p/>
        </draw:line>
        <draw:line draw:style-name="gr3" draw:text-style-name="P3" draw:layer="layout" svg:x1="7.2cm" svg:y1="1.8cm" svg:x2="7.2cm" svg:y2="2.2cm">
          <text:p/>
        </draw:line>
        <draw:line draw:style-name="gr3" draw:text-style-name="P3" draw:layer="layout" svg:x1="3.2cm" svg:y1="3.5cm" svg:x2="3.2cm" svg:y2="3.9cm">
          <text:p/>
        </draw:line>
        <draw:line draw:style-name="gr3" draw:text-style-name="P3" draw:layer="layout" svg:x1="5.8cm" svg:y1="3.5cm" svg:x2="5.8cm" svg:y2="3.9cm">
          <text:p/>
        </draw:line>
        <draw:line draw:style-name="gr3" draw:text-style-name="P3" draw:layer="layout" svg:x1="8.5cm" svg:y1="3.5cm" svg:x2="8.5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31cm" fo:page-height="5.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20:55:28.330754072</meta:creation-date>
    <dc:date>2018-05-02T20:58:59.084671562</dc:date>
    <meta:editing-duration>PT3M30S</meta:editing-duration>
    <meta:editing-cycles>1</meta:editing-cycles>
    <meta:document-statistic meta:object-count="13"/>
    <meta:generator>LibreOffice/6.0.3.2$Linux_X86_64 LibreOffice_project/00m0$Build-2</meta:generator>
  </office:meta>
</office:document-meta>
</file>